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color="#800000"/>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us 1109 Conference Report</text:p>
      <text:p text:style-name="P1">题目大意</text:p>
      <text:p text:style-name="Standard"><text:tab/>有A,B两国代表团开会，A国有M个代表，B国有N个代表，给出k组描述，表示两国两个代表间可以连接电话线，要求连接最少的电话线，使得两个国家的每个代表都至少有一条电话线和对方国家的代表连接。输入数据保证每个代表至少可以和对方的一个代表连接电话线。</text:p>
      <text:p text:style-name="P1">算法分析</text:p>
      <text:p text:style-name="Standard"><text:tab/>每个点和对面的点至少有一条边相连，显然是计算覆盖数，又要求这个数目最小。</text:p>
      <text:p text:style-name="Standard">*konig定理 ： 最大匹配的边数=覆盖的顶点最小个数</text:p>
      <text:p text:style-name="Standard">*覆盖定义注意：选择一个点就等于覆盖了它相连的所有的边</text:p>
      <text:p text:style-name="Standard">*<text:span text:style-name="T1">明确一点题目中要计算的不是最大覆盖的顶点数，貌似看到有解题报告错误地认为这个数目是最大覆盖的顶点数，因为最大覆盖的顶点数显然是M+N</text:span>。</text:p>
      <text:p text:style-name="Standard"></text:p>
      <text:p text:style-name="Standard"><text:tab/>设这些点(最小覆盖的点集)的集合是P，并且平均分布在两侧，那么和P中的点相连的其他点显然和P集合内的点没有交集。(如图)</text:p>
      <text:p text:style-name="Standard"><text:tab/></text:p>
      <text:p text:style-name="Standard"><draw:frame draw:style-name="fr1" draw:name="物件1" text:anchor-type="paragraph" svg:x="1.443cm" svg:y="0.004cm" svg:width="13.125cm" svg:height="6.161cm" draw:z-index="0"><draw:object xlink:href="./Object 1" xlink:type="simple" xlink:show="embed" xlink:actuate="onLoad"/><draw:image xlink:href="./ObjectReplacements/Object 1" xlink:type="simple" xlink:show="embed" xlink:actuate="onLoad"/></draw:frame></text:p>
      <text:p text:style-name="Standard"><text:tab/>红色的点表示最小覆盖中的点(集合P)</text:p>
      <text:p text:style-name="Standard"><text:tab/>那么，也就是说，对于P中的某一点A，和它相连的点只要选择和A连接，就可以保证每一个顶点都至少与对面的顶点有一条边相连。那么我们所需要的连接数就是所有和P集合中的点相连的点往P中的点连一条边的数目，因为每个点只需要这实际上就是总共的点数除去P集合中的点数。</text:p>
      <text:p text:style-name="Standard"><text:tab/>接下来证明这个选择方案是最优的。容易知道最优的连接方案显然是使 假设集合P中的点A和它对面的K个顶点相连，那么即使这K个顶点不和A相连，它们也至少要连K条边。所以根据容斥原理，如果不是选择最小覆盖的方案，P集合内部的点之间至少会有一对点相连。这就比原来的方案多连了至少一条边，所以可以证明选择最小覆盖的点相连的方案是最优的。</text:p>
      <text:p text:style-name="Standard"/>
      <text:p text:style-name="P1"><text:soft-page-break/>参考代码</text:p>
      <text:p text:style-name="P1">/* binary graph exercise */</text:p>
      <text:p text:style-name="P1">#include&lt;iostream&gt;</text:p>
      <text:p text:style-name="P1">#define MAXN 1002</text:p>
      <text:p text:style-name="P1">using namespace std;</text:p>
      <text:p text:style-name="P1"/>
      <text:p text:style-name="P1">int n , m , k , cnt ;</text:p>
      <text:p text:style-name="P1">bool mat[ MAXN ][ MAXN ] , vis[ MAXN ];</text:p>
      <text:p text:style-name="P1">int lnk[ MAXN ];</text:p>
      <text:p text:style-name="P1"/>
      <text:p text:style-name="P1">bool find( int x )</text:p>
      <text:p text:style-name="P1">{</text:p>
      <text:p text:style-name="P1"><text:s text:c="2"/>for( int i = 1 ; i &lt;= n ; ++ i )</text:p>
      <text:p text:style-name="P1"><text:s text:c="4"/>if( mat[ x ][ i ] )</text:p>
      <text:p text:style-name="P1"><text:s text:c="6"/>{</text:p>
      <text:p text:style-name="P1"><text:tab/>if( vis[ i ] )</text:p>
      <text:p text:style-name="P1"><text:tab/> <text:s/>continue;</text:p>
      <text:p text:style-name="P1"><text:tab/>vis[ i ] = true;</text:p>
      <text:p text:style-name="P1"><text:tab/>if( lnk[ i ] == -1 or find( lnk[ i ] ) )</text:p>
      <text:p text:style-name="P1"><text:tab/> <text:s/>{</text:p>
      <text:p text:style-name="P1"><text:tab/> <text:s text:c="3"/>lnk[ i ] = x;</text:p>
      <text:p text:style-name="P1"><text:tab/> <text:s text:c="3"/>return true;</text:p>
      <text:p text:style-name="P1"><text:tab/> <text:s/>}</text:p>
      <text:p text:style-name="P1"><text:s text:c="6"/>}</text:p>
      <text:p text:style-name="P1"><text:s text:c="2"/>return false;</text:p>
      <text:p text:style-name="P1">}</text:p>
      <text:p text:style-name="P1"/>
      <text:p text:style-name="P1">int main()</text:p>
      <text:p text:style-name="P1">{</text:p>
      <text:p text:style-name="P1"><text:s text:c="2"/>int i , u , v ;</text:p>
      <text:p text:style-name="P1"><text:s text:c="2"/>cin&gt;&gt;m&gt;&gt;n&gt;&gt;k;</text:p>
      <text:p text:style-name="P1"><text:s text:c="2"/>for( i = 1 ; i &lt;= k ; ++ i )</text:p>
      <text:p text:style-name="P1"><text:s text:c="4"/>{</text:p>
      <text:p text:style-name="P1"><text:s text:c="6"/>cin&gt;&gt;u&gt;&gt;v;</text:p>
      <text:p text:style-name="P1"><text:s text:c="6"/>mat[ u ][ v ] = true;</text:p>
      <text:p text:style-name="P1"><text:s text:c="4"/>}</text:p>
      <text:p text:style-name="P1"><text:s text:c="2"/>for( i = 1 ; i &lt;= n ; ++ i )</text:p>
      <text:p text:style-name="P1"><text:s text:c="4"/>lnk[ i ] = -1;</text:p>
      <text:p text:style-name="P1"/>
      <text:p text:style-name="P1"><text:s text:c="2"/>cnt = m + n ;</text:p>
      <text:p text:style-name="P1"><text:s text:c="2"/>for( i = 1 ; i &lt;= m ; ++ i )</text:p>
      <text:p text:style-name="P1"><text:s text:c="4"/>{</text:p>
      <text:p text:style-name="P1"><text:s text:c="6"/>for( int u = 1 ; u &lt;= n ; ++ u )</text:p>
      <text:p text:style-name="P1"><text:soft-page-break/><text:tab/>vis[ u ] = false;</text:p>
      <text:p text:style-name="P1"><text:s text:c="6"/>if( find( i ) )</text:p>
      <text:p text:style-name="P1"><text:tab/>-- cnt ;</text:p>
      <text:p text:style-name="P1"><text:s text:c="4"/>}</text:p>
      <text:p text:style-name="P1"/>
      <text:p text:style-name="P1"><text:s text:c="2"/>cout&lt;&lt;cnt&lt;&lt;"\n";</text:p>
      <text:p text:style-name="P1"/>
      <text:p text:style-name="P1"><text:s text:c="2"/>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DejaVu Serif" svg:font-family="'DejaVu Serif'"/>
    <style:font-face style:name="Droid Sans Fallback1" svg:font-family="'Droid Sans Fallback'"/>
    <style:font-face style:name="Lohit Hindi1" svg:font-family="'Lohit Hindi'"/>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Fallback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erif"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name-complex="Lohit Hindi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uYouran</meta:initial-creator>
    <meta:creation-date>2011-09-02T15:49:00</meta:creation-date>
    <dc:date>2011-09-02T16:09:55</dc:date>
    <dc:creator>LiuYouran</dc:creator>
    <meta:editing-duration>PT5M42S</meta:editing-duration>
    <meta:editing-cycles>2</meta:editing-cycles>
    <meta:generator>OpenOffice.org/3.3$Linux OpenOffice.org_project/330m20$Build-9567</meta:generator>
    <meta:document-statistic meta:table-count="0" meta:image-count="0" meta:object-count="1" meta:page-count="3" meta:paragraph-count="60" meta:word-count="582" meta:character-count="14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90016"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預設">
        <draw:custom-shape draw:style-name="gr1" draw:text-style-name="P1" draw:layer="layout" svg:width="1cm" svg:height="1cm" svg:x="3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cm" svg:height="1cm" svg:x="3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cm" svg:height="1cm" svg:x="3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5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cm" svg:y1="3.5cm" svg:x2="5.5cm" svg:y2="4.5cm">
          <text:p/>
        </draw:line>
        <draw:line draw:style-name="gr4" draw:text-style-name="P1" draw:layer="layout" svg:x1="4cm" svg:y1="5cm" svg:x2="5.5cm" svg:y2="4.5cm">
          <text:p/>
        </draw:line>
        <draw:line draw:style-name="gr4" draw:text-style-name="P1" draw:layer="layout" svg:x1="4cm" svg:y1="6.5cm" svg:x2="5.5cm" svg:y2="4.5cm">
          <text:p/>
        </draw:line>
        <draw:line draw:style-name="gr4" draw:text-style-name="P1" draw:layer="layout" svg:x1="4cm" svg:y1="3.5cm" svg:x2="5.5cm" svg:y2="6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office:master-styles>
</office:document-styles>
</file>